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text-properties officeooo:rsid="000c416f" officeooo:paragraph-rsid="000c416f"/>
    </style:style>
    <style:style style:name="P3" style:family="paragraph" style:parent-style-name="Standard">
      <style:text-properties officeooo:rsid="000ac279" officeooo:paragraph-rsid="000ac279"/>
    </style:style>
    <style:style style:name="P4" style:family="paragraph" style:parent-style-name="Standard">
      <style:paragraph-properties fo:break-before="page"/>
      <style:text-properties officeooo:rsid="000ac279" officeooo:paragraph-rsid="000ac279"/>
    </style:style>
    <style:style style:name="P5" style:family="paragraph" style:parent-style-name="Standard">
      <style:text-properties officeooo:rsid="000c416f" officeooo:paragraph-rsid="000c416f"/>
    </style:style>
    <style:style style:name="P6" style:family="paragraph" style:parent-style-name="Text_20_body">
      <style:text-properties officeooo:rsid="000c416f"/>
    </style:style>
    <style:style style:name="P7" style:family="paragraph" style:parent-style-name="Text_20_body">
      <style:text-properties officeooo:rsid="000c416f" officeooo:paragraph-rsid="000c416f"/>
    </style:style>
    <style:style style:name="T1" style:family="text">
      <style:text-properties style:font-name="Arial1"/>
    </style:style>
    <style:style style:name="T2" style:family="text">
      <style:text-properties officeooo:rsid="000c416f"/>
    </style:style>
    <style:style style:name="T3" style:family="text">
      <style:text-properties style:text-underline-style="solid" style:text-underline-width="auto" style:text-underline-color="font-color"/>
    </style:style>
    <style:style style:name="T4"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tab/><text:tab/><text:span text:style-name="T1">BGG: Board Games Geek – Application for board games events</text:span></text:p>
      <text:p text:style-name="P4">INDICE</text:p>
      <text:p text:style-name="P3"/>
      <text:p text:style-name="P3"/>
      <text:h text:style-name="P1" text:outline-level="1">FUNCIONALIDAD</text:h>
      <text:p text:style-name="P3"/>
      <text:p text:style-name="P3">El motivo de la creación de esta aplicaicón es la gestión de partidas de juegos de mesa en una asociación a pequeña escala, debe contar de un login y registro, un panel principal con un listado de las partidas existentes, una ventana en la que veremos las partidas que hayamos creado nosotros asi como un botón que nos permita acceder aun formulario de creación de las mismas. También constará de una ventana de perfil con los datos del usuario y dos botones: logout y editar perfil</text:p>
      <text:p text:style-name="P3"/>
      <text:p text:style-name="P3"/>
      <text:h text:style-name="Heading_20_2" text:outline-level="2">LOGIN / REGISTER</text:h>
      <text:p text:style-name="P5"/>
      <text:p text:style-name="P3">Nada más inicial la aplicación podremos observar el formulario del login del usuario, <text:span text:style-name="T2">este nos pedira email y contraseña para poder iniciar sesión. En caso de carecer de credenciales podemos pulsar el texto debajo del boton de login para redirigirnos al registrar.</text:span></text:p>
      <text:p text:style-name="P5">Este nos pedirá username, email y contraseña para poder realizar el registro, una vez realizado el registro se nos redirigirá nuevamente al login para volver a intentar el inicio de sesión.</text:p>
      <text:p text:style-name="P5"/>
      <text:p text:style-name="P5"/>
      <text:h text:style-name="P2" text:outline-level="1">MENUBAR</text:h>
      <text:p text:style-name="P6"/>
      <text:p text:style-name="P7">Una vez hemos iniciado sesión en la aplicación podremos observar las 2 posibles ventanas Fragment a las que podemos acceder, Partidas, Mis partidas y Perfil. Por defecto se empezará en Partidas.</text:p>
      <text:p text:style-name="P7"/>
      <text:h text:style-name="Heading_20_2" text:outline-level="2">PARTIDAS</text:h>
      <text:p text:style-name="Text_20_body"/>
      <text:p text:style-name="P7">En esta ventana podemos observar todas las partidas que han sido creadas por los diferentes usuarios. La información de la cardview continene El nombre del juego de mesa y la fecha asignada para la partida.</text:p>
      <text:p text:style-name="P7"/>
      <text:h text:style-name="Heading_20_2" text:outline-level="2">MIS PARTIDAS</text:h>
      <text:p text:style-name="P7">En esta ventana podremos observar el listado de partidas que hayamos creado nosotros asi como un botón que nos desplazará la formulario de creación de partidas.</text:p>
      <text:p text:style-name="P7"/>
      <text:h text:style-name="Heading_20_2" text:outline-level="2">PERFIL</text:h>
      <text:p text:style-name="P7">En esta ventana podremos ver los datos basicos del usuario y dos botones, editar y logout</text:p>
      <text:p text:style-name="P5"><text:soft-page-break/></text:p>
      <text:p text:style-name="P5"/>
      <text:p text:style-name="P4">INTRODUCCION</text:p>
      <text:p text:style-name="P3"/>
      <text:p text:style-name="P4">FUNCIONALIDAD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31T20:55:28.493000000</meta:creation-date>
    <dc:date>2025-05-31T21:53:58.018000000</dc:date>
    <meta:editing-duration>PT58M29S</meta:editing-duration>
    <meta:editing-cycles>2</meta:editing-cycles>
    <meta:generator>LibreOffice/7.5.0.3$Windows_X86_64 LibreOffice_project/c21113d003cd3efa8c53188764377a8272d9d6de</meta:generator>
    <meta:document-statistic meta:table-count="0" meta:image-count="0" meta:object-count="0" meta:page-count="6" meta:paragraph-count="17" meta:word-count="288" meta:character-count="1739" meta:non-whitespace-character-count="1465"/>
  </office:meta>
</office:document-meta>
</file>